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 style:shadow="none"/>
    </style:style>
    <style:style style:name="P2" style:family="paragraph" style:parent-style-name="Standard">
      <style:paragraph-properties>
        <style:tab-stops>
          <style:tab-stop style:position="5.398cm"/>
        </style:tab-stops>
      </style:paragraph-properties>
    </style:style>
    <style:style style:name="P3" style:family="paragraph" style:parent-style-name="Standard">
      <style:paragraph-properties fo:line-height="200%">
        <style:tab-stops>
          <style:tab-stop style:position="5.398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5.556cm"/>
        </style:tab-stops>
      </style:paragraph-properties>
    </style:style>
    <style:style style:name="P5" style:family="paragraph" style:parent-style-name="Heading_20_1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P6" style:family="paragraph" style:parent-style-name="Standard" style:master-page-name="MP0">
      <style:paragraph-properties style:page-number="auto" fo:break-before="page" fo:padding-left="0cm" fo:padding-right="0cm" fo:padding-top="0.035cm" fo:padding-bottom="0cm" fo:border-left="none" fo:border-right="none" fo:border-top="0.51pt solid #000000" fo:border-bottom="none" style:shadow="none"/>
    </style:style>
    <style:style style:name="T1" style:family="text">
      <style:text-properties officeooo:rsid="0006f1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ame <text:s text:c="47"/>Mohammad Saied Taleb</text:p>
      <text:p text:style-name="P1">Geburtstag <text:s text:c="38"/>06.11.1986</text:p>
      <text:p text:style-name="P1">Geburtsort <text:s text:c="39"/>Edlib, Syrien</text:p>
      <text:p text:style-name="P1">Staatangehörigkeit <text:s text:c="25"/>Syrisch</text:p>
      <text:p text:style-name="P1">Familienstand <text:s text:c="34"/>Ledig</text:p>
      <text:p text:style-name="P1">E-Mail <text:s text:c="48"/><text:a xlink:type="simple" xlink:href="mailto:mohammadsaiedqwe@gmail.com" office:target-frame-name="_top" xlink:show="replace" text:style-name="Internet_20_link" text:visited-style-name="Visited_20_Internet_20_Link"><text:span text:style-name="Hyperlink">mohammads</text:span></text:a><text:a xlink:type="simple" xlink:href="mailto:mohammadsaiedqwe@gmail.com" office:target-frame-name="_top" xlink:show="replace" text:style-name="Internet_20_link" text:visited-style-name="Visited_20_Internet_20_Link"><text:span text:style-name="Hyperlink"><text:span text:style-name="T1">olingen</text:span></text:span></text:a><text:a xlink:type="simple" xlink:href="mailto:mohammadsaiedqwe@gmail.com" office:target-frame-name="_top" xlink:show="replace" text:style-name="Internet_20_link" text:visited-style-name="Visited_20_Internet_20_Link"><text:span text:style-name="Hyperlink">@gmail.com</text:span></text:a></text:p>
      <text:p text:style-name="P1">Tel. <text:s text:c="53"/>01777816236</text:p>
      <text:p text:style-name="P1">Anschrift <text:s text:c="43"/>Friedrichstrasse19, 42655 Solingen</text:p>
      <text:h text:style-name="P5" text:outline-level="1">PRAKTISCHE TÄTIGKEITEN UND ERFAHRUNGEN</text:h>
      <text:p text:style-name="Standard">11.2017-5.2019 <text:s text:c="31"/>Mitarbeiter bei BIA Kunststoff-und Galvanotechnik GmbH Solingen</text:p>
      <text:p text:style-name="Standard">02.2017-08.2017 <text:s text:c="29"/>Benedict, Köln</text:p>
      <text:p text:style-name="P2"><text:tab/>Abschluss: Niveau B2+C1</text:p>
      <text:p text:style-name="P3">06.2016-02.2017 <text:s text:c="29"/>Deutschkurs“ Leben in Deutschland“ </text:p>
      <text:p text:style-name="P3"><text:s text:c="61"/>ZIB Zentrum für Integration und Bildung GmbH, Solingen</text:p>
      <text:p text:style-name="P2"><text:tab/>Abschluss: Niveau B1</text:p>
      <text:h text:style-name="P5" text:outline-level="1">SCHULISCHE UND BERUFLICHE AUSBILDUNG</text:h>
      <text:p text:style-name="Standard">2005-2010 <text:s text:c="42"/>Fakultät für Elektrotechnik &amp; Elektronik</text:p>
      <text:p text:style-name="P4"><text:tab/>Universität Aleppo</text:p>
      <text:p text:style-name="P4"><text:tab/>Abschluss: Diplom in Elektrotechnik(Nachrichtentechnik)</text:p>
      <text:p text:style-name="P4">2004-2005 <text:s text:c="43"/>Gymnasium, Idlib, Syrien</text:p>
      <text:p text:style-name="P4"><text:s text:c="64"/>Abschluss: Abitur (Wissenschaftlichen Zweige)</text:p>
      <text:h text:style-name="P5" text:outline-level="1">KENNTNISSE UND FÄHIGKEITEN</text:h>
      <text:p text:style-name="Standard">FREMDSPRACHEN:</text:p>
      <text:p text:style-name="Standard">Deutsch <text:s text:c="22"/>Niveau C1</text:p>
      <text:p text:style-name="Standard">Arabisch <text:s text:c="21"/>Muttersprache</text:p>
      <text:p text:style-name="Standard">Englisch <text:s text:c="22"/>Gute kenntnisse</text:p>
      <text:h text:style-name="P5" text:outline-level="1"><text:soft-page-break/>PERSÖNLISCHE STÄRKEN</text:h>
      <text:p text:style-name="Standard">Zuverlässigkeit, Lernbereitschaft</text:p>
      <text:p text:style-name="Standard"><text:s/>Teamfähigkeit, Durchsetzungsfähigkeit <text:s text:c="11"/>Zielbewus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/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Absatz-Standardschriftart" style:family="text"/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808080" fo:background-color="#e6e6e6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Überschrift_20_2_20_Zchn" style:display-name="Überschrift 2 Zchn" style:family="text" style:parent-style-name="Absatz-Standardschriftart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Überschrift_20_1_20_Zchn" style:display-name="Überschrift 1 Zchn" style:family="text" style:parent-style-name="Absatz-Standardschriftart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LEBENSLAU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Mohammadsaied Taleb</meta:initial-creator>
    <meta:creation-date>2017-09-12T17:21:00Z</meta:creation-date>
    <dc:date>2019-09-01T12:45:24.702104094</dc:date>
    <meta:editing-cycles>4</meta:editing-cycles>
    <meta:editing-duration>PT11M43S</meta:editing-duration>
    <meta:document-statistic meta:table-count="0" meta:image-count="0" meta:object-count="0" meta:page-count="2" meta:paragraph-count="30" meta:word-count="99" meta:character-count="1662" meta:non-whitespace-character-count="885"/>
    <meta:template xlink:type="simple" xlink:actuate="onRequest" xlink:title="" xlink:href="Normal"/>
  </office:meta>
</office:document-meta>
</file>